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17.2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ze-df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96.524" calcext:value-type="float">
            <text:p>196.524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58.822" calcext:value-type="float">
            <text:p>158.822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58.015" calcext:value-type="float">
            <text:p>158.015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65.747" calcext:value-type="float">
            <text:p>165.747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55.184" calcext:value-type="float">
            <text:p>155.184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54.859" calcext:value-type="float">
            <text:p>154.859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55.721" calcext:value-type="float">
            <text:p>155.721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55.528" calcext:value-type="float">
            <text:p>155.528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55.276" calcext:value-type="float">
            <text:p>155.276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55.141" calcext:value-type="float">
            <text:p>155.141</text:p>
          </table:table-cell>
          <table:table-cell office:value-type="float" office:value="8044.04" calcext:value-type="float">
            <text:p>8044.0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21.495" calcext:value-type="float">
            <text:p>321.495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21.823" calcext:value-type="float">
            <text:p>321.823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27.701" calcext:value-type="float">
            <text:p>327.701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21.15" calcext:value-type="float">
            <text:p>321.15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34.276" calcext:value-type="float">
            <text:p>334.276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27.281" calcext:value-type="float">
            <text:p>327.281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21.454" calcext:value-type="float">
            <text:p>321.454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25.605" calcext:value-type="float">
            <text:p>325.605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51.544" calcext:value-type="float">
            <text:p>351.544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327.259" calcext:value-type="float">
            <text:p>327.259</text:p>
          </table:table-cell>
          <table:table-cell office:value-type="float" office:value="5611.49" calcext:value-type="float">
            <text:p>5611.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79.158" calcext:value-type="float">
            <text:p>479.158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78.059" calcext:value-type="float">
            <text:p>478.059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80.176" calcext:value-type="float">
            <text:p>480.176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69.973" calcext:value-type="float">
            <text:p>469.973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71.414" calcext:value-type="float">
            <text:p>471.414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69.656" calcext:value-type="float">
            <text:p>469.656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74.653" calcext:value-type="float">
            <text:p>474.653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82.145" calcext:value-type="float">
            <text:p>482.145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79.947" calcext:value-type="float">
            <text:p>479.947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479.215" calcext:value-type="float">
            <text:p>479.215</text:p>
          </table:table-cell>
          <table:table-cell office:value-type="float" office:value="8288.27" calcext:value-type="float">
            <text:p>8288.2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41.1" calcext:value-type="float">
            <text:p>341.1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39.869" calcext:value-type="float">
            <text:p>339.869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40.867" calcext:value-type="float">
            <text:p>340.867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41.038" calcext:value-type="float">
            <text:p>341.038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40.744" calcext:value-type="float">
            <text:p>340.744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47.312" calcext:value-type="float">
            <text:p>347.312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41.982" calcext:value-type="float">
            <text:p>341.982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31.052" calcext:value-type="float">
            <text:p>331.052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34.515" calcext:value-type="float">
            <text:p>334.515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335.337" calcext:value-type="float">
            <text:p>335.337</text:p>
          </table:table-cell>
          <table:table-cell office:value-type="float" office:value="6273.21" calcext:value-type="float">
            <text:p>6273.2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21.965" calcext:value-type="float">
            <text:p>221.965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22.851" calcext:value-type="float">
            <text:p>222.851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20.974" calcext:value-type="float">
            <text:p>220.974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21.384" calcext:value-type="float">
            <text:p>221.384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20.457" calcext:value-type="float">
            <text:p>220.457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19.009" calcext:value-type="float">
            <text:p>219.009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17.961" calcext:value-type="float">
            <text:p>217.961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19.028" calcext:value-type="float">
            <text:p>219.028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20.912" calcext:value-type="float">
            <text:p>220.912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f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221.267" calcext:value-type="float">
            <text:p>221.267</text:p>
          </table:table-cell>
          <table:table-cell office:value-type="float" office:value="9790.46" calcext:value-type="float">
            <text:p>9790.4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5.617" calcext:value-type="float">
            <text:p>85.617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4.841" calcext:value-type="float">
            <text:p>84.841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5.252" calcext:value-type="float">
            <text:p>85.252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4.555" calcext:value-type="float">
            <text:p>84.555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3.746" calcext:value-type="float">
            <text:p>83.746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4.177" calcext:value-type="float">
            <text:p>84.177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4.487" calcext:value-type="float">
            <text:p>84.487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3.989" calcext:value-type="float">
            <text:p>83.989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4.027" calcext:value-type="float">
            <text:p>84.027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83.664" calcext:value-type="float">
            <text:p>83.664</text:p>
          </table:table-cell>
          <table:table-cell office:value-type="float" office:value="3870.6" calcext:value-type="float">
            <text:p>3870.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1.532" calcext:value-type="float">
            <text:p>121.532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1.297" calcext:value-type="float">
            <text:p>121.297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0.365" calcext:value-type="float">
            <text:p>120.365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1.376" calcext:value-type="float">
            <text:p>121.376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0.296" calcext:value-type="float">
            <text:p>120.296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1.514" calcext:value-type="float">
            <text:p>121.514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1.601" calcext:value-type="float">
            <text:p>121.601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0.203" calcext:value-type="float">
            <text:p>120.203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0.001" calcext:value-type="float">
            <text:p>120.001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120.729" calcext:value-type="float">
            <text:p>120.729</text:p>
          </table:table-cell>
          <table:table-cell office:value-type="float" office:value="7217.2" calcext:value-type="float">
            <text:p>7217.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94.094" calcext:value-type="float">
            <text:p>494.094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94.825" calcext:value-type="float">
            <text:p>494.825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89.822" calcext:value-type="float">
            <text:p>489.822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94.132" calcext:value-type="float">
            <text:p>494.132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46.22" calcext:value-type="float">
            <text:p>546.22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96.102" calcext:value-type="float">
            <text:p>496.102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96.451" calcext:value-type="float">
            <text:p>496.451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97.77" calcext:value-type="float">
            <text:p>497.77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01.449" calcext:value-type="float">
            <text:p>501.449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95.754" calcext:value-type="float">
            <text:p>495.754</text:p>
          </table:table-cell>
          <table:table-cell office:value-type="float" office:value="3544.35" calcext:value-type="float">
            <text:p>3544.3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5.762" calcext:value-type="float">
            <text:p>105.762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5.228" calcext:value-type="float">
            <text:p>105.228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5.906" calcext:value-type="float">
            <text:p>105.906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4.196" calcext:value-type="float">
            <text:p>104.196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4.428" calcext:value-type="float">
            <text:p>104.428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4.275" calcext:value-type="float">
            <text:p>104.275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4.497" calcext:value-type="float">
            <text:p>104.497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4.189" calcext:value-type="float">
            <text:p>104.189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6.304" calcext:value-type="float">
            <text:p>106.304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106.507" calcext:value-type="float">
            <text:p>106.507</text:p>
          </table:table-cell>
          <table:table-cell office:value-type="float" office:value="5162.23" calcext:value-type="float">
            <text:p>5162.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27.774" calcext:value-type="float">
            <text:p>27.774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28.197" calcext:value-type="float">
            <text:p>28.197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28.366" calcext:value-type="float">
            <text:p>28.366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28.35" calcext:value-type="float">
            <text:p>28.35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27.854" calcext:value-type="float">
            <text:p>27.854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28.518" calcext:value-type="float">
            <text:p>28.518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27.991" calcext:value-type="float">
            <text:p>27.991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28.317" calcext:value-type="float">
            <text:p>28.317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31.933" calcext:value-type="float">
            <text:p>31.933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f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28.563" calcext:value-type="float">
            <text:p>28.563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51.4" calcext:value-type="float">
            <text:p>451.4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43.268" calcext:value-type="float">
            <text:p>443.268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45.323" calcext:value-type="float">
            <text:p>445.323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48.184" calcext:value-type="float">
            <text:p>448.184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48.879" calcext:value-type="float">
            <text:p>448.879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44.419" calcext:value-type="float">
            <text:p>444.419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44.832" calcext:value-type="float">
            <text:p>444.832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44.171" calcext:value-type="float">
            <text:p>444.171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42.812" calcext:value-type="float">
            <text:p>442.812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443.207" calcext:value-type="float">
            <text:p>443.207</text:p>
          </table:table-cell>
          <table:table-cell office:value-type="float" office:value="6297.61" calcext:value-type="float">
            <text:p>6297.6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50.151" calcext:value-type="float">
            <text:p>450.151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52.332" calcext:value-type="float">
            <text:p>452.332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52.859" calcext:value-type="float">
            <text:p>452.859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53.896" calcext:value-type="float">
            <text:p>453.896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28.188" calcext:value-type="float">
            <text:p>428.188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25.416" calcext:value-type="float">
            <text:p>425.416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27.513" calcext:value-type="float">
            <text:p>427.513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26.801" calcext:value-type="float">
            <text:p>426.801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27.136" calcext:value-type="float">
            <text:p>427.136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427.918" calcext:value-type="float">
            <text:p>427.918</text:p>
          </table:table-cell>
          <table:table-cell office:value-type="float" office:value="5268.77" calcext:value-type="float">
            <text:p>5268.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10.673" calcext:value-type="float">
            <text:p>510.673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19.736" calcext:value-type="float">
            <text:p>519.736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14.562" calcext:value-type="float">
            <text:p>514.562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11.445" calcext:value-type="float">
            <text:p>511.445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11.941" calcext:value-type="float">
            <text:p>511.941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17.351" calcext:value-type="float">
            <text:p>517.351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11.241" calcext:value-type="float">
            <text:p>511.241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10.742" calcext:value-type="float">
            <text:p>510.742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25.426" calcext:value-type="float">
            <text:p>525.426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515.819" calcext:value-type="float">
            <text:p>515.819</text:p>
          </table:table-cell>
          <table:table-cell office:value-type="float" office:value="2504.21" calcext:value-type="float">
            <text:p>2504.2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21.314" calcext:value-type="float">
            <text:p>521.314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27.559" calcext:value-type="float">
            <text:p>527.559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08.702" calcext:value-type="float">
            <text:p>508.702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02.978" calcext:value-type="float">
            <text:p>502.978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05.595" calcext:value-type="float">
            <text:p>505.595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07.682" calcext:value-type="float">
            <text:p>507.682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03.87" calcext:value-type="float">
            <text:p>503.87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10.001" calcext:value-type="float">
            <text:p>510.001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03.809" calcext:value-type="float">
            <text:p>503.809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02.332" calcext:value-type="float">
            <text:p>502.332</text:p>
          </table:table-cell>
          <table:table-cell office:value-type="float" office:value="3038.32" calcext:value-type="float">
            <text:p>3038.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33.866" calcext:value-type="float">
            <text:p>533.866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36.914" calcext:value-type="float">
            <text:p>536.914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36.357" calcext:value-type="float">
            <text:p>536.357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40.004" calcext:value-type="float">
            <text:p>540.004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35.332" calcext:value-type="float">
            <text:p>535.332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39.246" calcext:value-type="float">
            <text:p>539.246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37.387" calcext:value-type="float">
            <text:p>537.387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35.105" calcext:value-type="float">
            <text:p>535.105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41.188" calcext:value-type="float">
            <text:p>541.188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f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535.712" calcext:value-type="float">
            <text:p>535.712</text:p>
          </table:table-cell>
          <table:table-cell office:value-type="float" office:value="2121.54" calcext:value-type="float">
            <text:p>2121.54</text:p>
          </table:table-cell>
        </table:table-row>
        <table:table-row table:style-name="ro1">
          <table:table-cell table:number-columns-repeated="6"/>
          <table:table-cell table:formula="of:=AVERAGE([.G1:.G178])" office:value-type="float" office:value="320.62708" calcext:value-type="float">
            <text:p>320.62708</text:p>
          </table:table-cell>
          <table:table-cell table:formula="of:=AVERAGE([.H1:.H178])" office:value-type="float" office:value="5280.124" calcext:value-type="float">
            <text:p>5280.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1:32:59.968577096</dc:date>
    <meta:editing-duration>PT3M</meta:editing-duration>
    <meta:editing-cycles>1</meta:editing-cycles>
    <meta:document-statistic meta:table-count="1" meta:cell-count="1202" meta:object-count="0"/>
    <meta:generator>LibreOffice/6.0.7.3$Linux_X86_64 LibreOffice_project/00m0$Build-3</meta:generator>
  </office:meta>
</office:document-meta>
</file>